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1a836e" officeooo:paragraph-rsid="001a836e"/>
    </style:style>
    <style:style style:name="P2" style:family="paragraph" style:parent-style-name="Header">
      <style:text-properties officeooo:paragraph-rsid="001b5012"/>
    </style:style>
    <style:style style:name="P3" style:family="paragraph" style:parent-style-name="Standard">
      <style:paragraph-properties fo:margin-top="0cm" fo:margin-bottom="0.499cm" style:contextual-spacing="false" fo:text-align="center" style:justify-single-word="false"/>
      <style:text-properties fo:font-weight="normal" officeooo:paragraph-rsid="001a836e"/>
    </style:style>
    <style:style style:name="P4" style:family="paragraph" style:parent-style-name="Standard">
      <style:paragraph-properties fo:margin-top="0cm" fo:margin-bottom="0.499cm" style:contextual-spacing="false" fo:text-align="center" style:justify-single-word="false"/>
      <style:text-properties fo:color="#472702" loext:opacity="100%" style:font-name="Times New Roman" fo:font-size="36pt" style:text-underline-style="solid" style:text-underline-width="auto" style:text-underline-color="font-color" fo:font-weight="normal" officeooo:rsid="0019cd50" officeooo:paragraph-rsid="001a836e" style:font-size-asian="36pt" style:font-size-complex="36pt"/>
    </style:style>
    <style:style style:name="P5" style:family="paragraph" style:parent-style-name="Text_20_body">
      <loext:graphic-properties draw:fill="solid" draw:fill-color="#dddddd" draw:opacity="100%"/>
      <style:paragraph-properties fo:margin-top="0cm" fo:margin-bottom="0cm" style:contextual-spacing="false" fo:line-height="138%" fo:background-color="#dddddd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solid" draw:fill-color="#cccccc" draw:opacity="100%"/>
      <style:paragraph-properties fo:margin-top="0cm" fo:margin-bottom="0cm" style:contextual-spacing="false" fo:line-height="138%" fo:background-color="#cccccc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normal" style:text-blinking="false"/>
    </style:style>
    <style:style style:name="T1" style:family="text">
      <style:text-properties fo:font-weight="normal"/>
    </style:style>
    <style:style style:name="T2" style:family="text">
      <style:text-properties fo:font-weight="normal" officeooo:rsid="001a836e"/>
    </style:style>
    <style:style style:name="T3" style:family="text">
      <style:text-properties officeooo:rsid="0019cd50"/>
    </style:style>
    <style:style style:name="T4" style:family="text">
      <style:text-properties style:font-name="Arial Black"/>
    </style:style>
    <style:style style:name="T5" style:family="text">
      <style:text-properties style:font-name="Arial Black" officeooo:rsid="0019cd5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472702" loext:opacity="100%" style:font-name="Times New Roman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color="#472702" loext:opacity="100%" style:font-name="Times New Roman" fo:font-size="36pt" style:text-underline-style="solid" style:text-underline-width="auto" style:text-underline-color="font-color" officeooo:rsid="0019cd50" style:font-size-asian="36pt" style:font-size-complex="36pt"/>
    </style:style>
    <style:style style:name="T9" style:family="text">
      <style:text-properties fo:color="#472702" loext:opacity="100%" style:font-name="Times New Roman" fo:font-size="36pt" style:text-underline-style="solid" style:text-underline-width="auto" style:text-underline-color="font-color" officeooo:rsid="001a836e" style:font-size-asian="36pt" style:font-size-complex="3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line-break/><text:span text:style-name="T8">What we are going to learn </text:span></text:p>
      <text:p text:style-name="P3"><text:span text:style-name="T9"/></text:p>
      <text:p text:style-name="P5">1. Introduction to Python</text:p>
      <text:list xml:id="list681911412" text:style-name="L1">
        <text:list-item>
          <text:p text:style-name="P7">History and background</text:p>
        </text:list-item>
        <text:list-item>
          <text:p text:style-name="P7">Installation and setup</text:p>
        </text:list-item>
      </text:list>
      <text:p text:style-name="Text_20_body"/>
      <text:p text:style-name="P5">2. Python Basics</text:p>
      <text:list xml:id="list2492345031" text:style-name="L2">
        <text:list-item>
          <text:p text:style-name="P8">Variables and data types (integers, floats, strings, booleans)</text:p>
        </text:list-item>
        <text:list-item>
          <text:p text:style-name="P8">Operators (arithmetic, comparison, logical)</text:p>
        </text:list-item>
        <text:list-item>
          <text:p text:style-name="P8">Control flow (if statements, loops)</text:p>
        </text:list-item>
      </text:list>
      <text:p text:style-name="Text_20_body"/>
      <text:p text:style-name="P6">3. Data Structures</text:p>
      <text:list xml:id="list3792686081" text:style-name="L3">
        <text:list-item>
          <text:p text:style-name="P9">Lists</text:p>
        </text:list-item>
        <text:list-item>
          <text:p text:style-name="P9">Tuples</text:p>
        </text:list-item>
        <text:list-item>
          <text:p text:style-name="P9">Sets</text:p>
        </text:list-item>
        <text:list-item>
          <text:p text:style-name="P9">Dictionaries</text:p>
        </text:list-item>
      </text:list>
      <text:p text:style-name="Text_20_body"/>
      <text:p text:style-name="P6">4. Functions</text:p>
      <text:list xml:id="list1838550558" text:style-name="L4">
        <text:list-item>
          <text:p text:style-name="P10">Defining functions</text:p>
        </text:list-item>
        <text:list-item>
          <text:p text:style-name="P10">Parameters and arguments</text:p>
        </text:list-item>
        <text:list-item>
          <text:p text:style-name="P10"><text:soft-page-break/>Return values</text:p>
        </text:list-item>
        <text:list-item>
          <text:p text:style-name="P10">Scope and namespaces</text:p>
        </text:list-item>
      </text:list>
      <text:p text:style-name="Text_20_body"/>
      <text:p text:style-name="P6">5. Object-Oriented Programming (OOP)</text:p>
      <text:list xml:id="list4041085374" text:style-name="L5">
        <text:list-item>
          <text:p text:style-name="P11">Classes and objects</text:p>
        </text:list-item>
        <text:list-item>
          <text:p text:style-name="P11">Inheritance and polymorphism</text:p>
        </text:list-item>
        <text:list-item>
          <text:p text:style-name="P11">Encapsulation and abstraction</text:p>
        </text:list-item>
      </text:list>
      <text:p text:style-name="Text_20_body"/>
      <text:p text:style-name="P6">6. File Handling</text:p>
      <text:list xml:id="list2406445893" text:style-name="L6">
        <text:list-item>
          <text:p text:style-name="P12">Reading and writing files</text:p>
        </text:list-item>
        <text:list-item>
          <text:p text:style-name="P12">Working with text and binary files</text:p>
        </text:list-item>
      </text:list>
      <text:p text:style-name="Text_20_body"/>
      <text:p text:style-name="P6">7. Exception Handling</text:p>
      <text:list xml:id="list1062820589" text:style-name="L7">
        <text:list-item>
          <text:p text:style-name="P13">Handling errors and exceptions</text:p>
        </text:list-item>
        <text:list-item>
          <text:p text:style-name="P13">Try-except blocks</text:p>
        </text:list-item>
        <text:list-item>
          <text:p text:style-name="P13">Custom exceptions</text:p>
        </text:list-item>
      </text:list>
      <text:p text:style-name="Text_20_body"/>
      <text:p text:style-name="P6">8. Modules and Packages</text:p>
      <text:list xml:id="list664635485" text:style-name="L8">
        <text:list-item>
          <text:p text:style-name="P14">Importing modules</text:p>
        </text:list-item>
        <text:list-item>
          <text:p text:style-name="P21"><text:span text:style-name="T6">Creating and using packages</text:span></text:p>
        </text:list-item>
        <text:list-item>
          <text:p text:style-name="P14">Standard library overview</text:p>
        </text:list-item>
      </text:list>
      <text:p text:style-name="Text_20_body"/>
      <text:p text:style-name="P6">9. Python Libraries and Frameworks</text:p>
      <text:list xml:id="list3575072431" text:style-name="L9">
        <text:list-item>
          <text:p text:style-name="P15"><text:soft-page-break/>NumPy for numerical computing</text:p>
        </text:list-item>
        <text:list-item>
          <text:p text:style-name="P15">pandas for data manipulation</text:p>
        </text:list-item>
        <text:list-item>
          <text:p text:style-name="P15">matplotlib and seaborn for data visualization</text:p>
        </text:list-item>
        <text:list-item>
          <text:p text:style-name="P15">Flask and Django for web development</text:p>
        </text:list-item>
      </text:list>
      <text:p text:style-name="Text_20_body"/>
      <text:p text:style-name="P6">10. Python Advanced Features</text:p>
      <text:list xml:id="list2717201609" text:style-name="L10">
        <text:list-item>
          <text:p text:style-name="P16">List comprehensions</text:p>
        </text:list-item>
        <text:list-item>
          <text:p text:style-name="P16">Decorators</text:p>
        </text:list-item>
        <text:list-item>
          <text:p text:style-name="P16">Generators</text:p>
        </text:list-item>
        <text:list-item>
          <text:p text:style-name="P16">Context managers</text:p>
        </text:list-item>
      </text:list>
      <text:p text:style-name="Text_20_body"/>
      <text:p text:style-name="P6">11. Working with Databases</text:p>
      <text:list xml:id="list2708023110" text:style-name="L11">
        <text:list-item>
          <text:p text:style-name="P17">Connecting to databases (e.g., SQLite, MySQL, PostgreSQL)</text:p>
        </text:list-item>
        <text:list-item>
          <text:p text:style-name="P17">Querying data</text:p>
        </text:list-item>
        <text:list-item>
          <text:p text:style-name="P17">ORM (Object-Relational Mapping) with libraries like SQLAlchemy</text:p>
        </text:list-item>
      </text:list>
      <text:p text:style-name="Text_20_body"/>
      <text:p text:style-name="P6">12. Testing and Debugging</text:p>
      <text:list xml:id="list409847456" text:style-name="L12">
        <text:list-item>
          <text:p text:style-name="P18">Writing unit tests with unittest or pytest</text:p>
        </text:list-item>
        <text:list-item>
          <text:p text:style-name="P18">Debugging techniques</text:p>
        </text:list-item>
      </text:list>
      <text:p text:style-name="Text_20_body"/>
      <text:p text:style-name="P6">13. Python Best Practices</text:p>
      <text:list xml:id="list2270677823" text:style-name="L13">
        <text:list-item>
          <text:p text:style-name="P19"><text:soft-page-break/>PEP 8 style guide</text:p>
        </text:list-item>
        <text:list-item>
          <text:p text:style-name="P19">Code organization and documentation</text:p>
        </text:list-item>
        <text:list-item>
          <text:p text:style-name="P19">Virtual environments</text:p>
        </text:list-item>
      </text:list>
      <text:p text:style-name="Text_20_body"/>
      <text:p text:style-name="P6">14. Project Examples</text:p>
      <text:list xml:id="list2219364447" text:style-name="L14">
        <text:list-item>
          <text:p text:style-name="P20">Building practical Python projects to apply what you've learned</text:p>
        </text:list-item>
      </text:list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50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IV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5:18:24.416642280</meta:creation-date>
    <dc:date>2023-10-01T15:47:21.425258041</dc:date>
    <meta:editing-duration>PT20S</meta:editing-duration>
    <meta:editing-cycles>1</meta:editing-cycles>
    <meta:document-statistic meta:table-count="0" meta:image-count="0" meta:object-count="0" meta:page-count="4" meta:paragraph-count="59" meta:word-count="248" meta:character-count="1500" meta:non-whitespace-character-count="1349"/>
    <meta:generator>LibreOffice/7.3.7.2$Linux_X86_64 LibreOffice_project/30$Build-2</meta:generator>
  </office:meta>
</office:document-meta>
</file>